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0.981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7.95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 style:vertical-align="top"/>
      <style:text-properties fo:language="none" fo:country="none" style:language-asian="none" style:country-asian="none" style:language-complex="none" style:country-complex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fo:color="#00aa00" style:font-name="Consolas" fo:font-size="10pt" fo:font-style="italic" style:font-name-asian="Consolas" style:font-name-complex="Consolas" style:font-size-asian="10pt" style:font-size-complex="10pt" style:font-style-asian="italic" style:font-style-complex="italic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6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"code": 200,</text:p>
            <text:p>  "data": {</text:p>
            <text:p>    "hashtag": [</text:p>
            <text:p>      {</text:p>
            <text:p>        "attachments": [],</text:p>
            <text:p>        "author": {</text:p>
            <text:p>          "following": false,</text:p>
            <text:p>          "gender": "",</text:p>
            <text:p>          "id": "5ef23ef571df31283d1baa08",</text:p>
            <text:p>          "language": "en/US",</text:p>
            <text:p>          "name": "Ashokkumar S",</text:p>
            <text:p>          "profile_image": "http://localhost:5000/profile/5ef23ef571df31283d1baa08",</text:p>
            <text:p>          "user_name": "ashok8182@gmail.com"</text:p>
            <text:p>        },</text:p>
            <text:p>        "collection": false,</text:p>
            <text:p>        "comments": [],</text:p>
            <text:p>        "created_on": "Fri, 24 Jul 2020 22:46:57 GMT",</text:p>
            <text:p>        "dislike": false,</text:p>
            <text:p>        "disliked_by": [],</text:p>
            <text:p>        "dislikes": 0,</text:p>
            <text:p>        "hashtags": [</text:p>
            <text:p>          "cute_boy",</text:p>
            <text:p>          "awe",</text:p>
            <text:p>          "pakka_mass",</text:p>
            <text:p>          "mass"</text:p>
            <text:p>        ],</text:p>
            <text:p>        "id": "5f1b24ac34e631b840e81447",</text:p>
            <text:p>        "liked": false,</text:p>
            <text:p>        "liked_by": [],</text:p>
            <text:p>        "likes": 0,</text:p>
            <text:p>        "location": [</text:p>
            <text:p>          79.15756836533544,</text:p>
            <text:p>          12.967574499430185</text:p>
            <text:p>        ],</text:p>
            <text:p>        "owner": false,</text:p>
            <text:p>        "post": "I am so cute boy #cute_boy #awe #pakka_mass #mass",</text:p>
            <text:p>        "privacy": "Public",</text:p>
            <text:p>        "shares": 0,</text:p>
            <text:p>        "topic": "Creating a post with hash tags",</text:p>
            <text:p>        "updated_on": "Wed, 05 Aug 2020 11:47:46 GMT"</text:p>
            <text:p>      }</text:p>
            <text:p>    ],</text:p>
            <text:p>    "user": []</text:p>
            <text:p>  },</text:p>
            <text:p>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13" office:value-type="string" calcext:value-type="string">
            <text:p><text:span text:style-name="T3">{“file_name”:image.jpg,”file_ext”:”.jpg”,”file_type”:”image/jpg”,”data”:”UuvibshHJH....”,”crop”:”base64…”,”</text:span><text:span text:style-name="T4">crop_area</text:span><text:span text:style-name="T3">”:””}</text:span></text:p>
          </table:table-cell>
          <table:table-cell table:style-name="ce3" office:value-type="string" calcext:value-type="string">
            <text:p><text:span text:style-name="T6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5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5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mited to 10 activities activity_threshold</text:p>
          </table:table-cell>
          <table:table-cell office:value-type="string" calcext:value-type="string">
            <text:p>{</text:p>
            <text:p>  "code": 200, </text:p>
            <text:p>  "data": [</text:p>
            <text:p>    {</text:p>
            <text:p>      "collection_id": "", </text:p>
            <text:p>      "description": "HariAdmin liked my post ", </text:p>
            <text:p>      "id": "5f38d30f6c5e71aea8f000dc", </text:p>
            <text:p>      "post_id": "5f1425ab0ddd3b57070d5c81", </text:p>
            <text:p>      "updated_time": "Sun, 16 Aug 2020 12:02:47 GMT", </text:p>
            <text:p>      "user": {</text:p>
            <text:p>        "following": false, </text:p>
            <text:p>        "gender": "", </text:p>
            <text:p>        "id": "5ef38c44531fe27876b53051", </text:p>
            <text:p>        "language": "en/US", </text:p>
            <text:p>        "name": "Hari Admin", </text:p>
            <text:p>        "profile_image": "", </text:p>
            <text:p>        "user_name": "admin_hari"</text:p>
            <text:p>      }</text:p>
            <text:p>    },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Update Profile</text:p>
          </table:table-cell>
          <table:table-cell table:style-name="ce7" office:value-type="string" calcext:value-type="string">
            <text:p>profile/upda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</text:p>
            <text:p>    "first_name":"joyaltest",</text:p>
            <text:p>    "last_name" :"babytest",</text:p>
            <text:p>    "phone":"02444230",</text:p>
            <text:p>    "email":"joyaltest@test.com",</text:p>
            <text:p>    "gender":"Male"</text:p>
            <text:p>}</text:p>
          </table:table-cell>
          <table:table-cell table:style-name="ce12" office:value-type="string" calcext:value-type="string">
            <text:p>{  "code": 200,  "following": false,  "id": "5f230e7bfe2d549df6270997",  "language": "en/US",  "name": "joyaltest babytest",  "profile_image": "",  "status": "Success",  "user_name": "joyalbaby2011"} </text:p>
          </table:table-cell>
          <table:table-cell table:number-columns-repeated="59"/>
        </table:table-row>
        <table:table-row table:style-name="ro13">
          <table:table-cell office:value-type="string" calcext:value-type="string">
            <text:p>View Profile</text:p>
          </table:table-cell>
          <table:table-cell office:value-type="string" calcext:value-type="string">
            <text:p>profile/view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"user_id":"5ef23ef571df31283d1baa08"} </text:p>
          </table:table-cell>
          <table:table-cell table:style-name="ce12" office:value-type="string" calcext:value-type="string">
            <text:p>{  "code": 200,  "edit": true,  "email": "joyaltest@test.com",  "first_name": "joyaltest",  "following": false,  "gender": "Male",  "id": "5f230e7bfe2d549df6270997",  "language": "en/US",  "last_name": "babytest",  "name": "joyaltest babytest",  "phone": "02444230",  "profile_image": "",  "status": "Success",  "user_name": "joyalbaby2011"}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ew Near By</text:p>
          </table:table-cell>
          <table:table-cell office:value-type="string" calcext:value-type="string">
            <text:p>post/near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post": "5f1b24ac34e631b840e81447",”radius”:5} </text:p>
            <text:p>(or) {“location” : some location,”radius”:5}</text:p>
            <text:p>Radius is optional defaults to 10</text:p>
          </table:table-cell>
          <table:table-cell table:style-name="ce12" office:value-type="string" calcext:value-type="string">
            <text:p>{  "code": 200,  "data": [],  "status": "Success"}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ete a activity</text:p>
          </table:table-cell>
          <table:table-cell office:value-type="string" calcext:value-type="string">
            <text:p>activity/dele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activity_id": "5f1b24ac34e631b840e81447"} </text:p>
          </table:table-cell>
          <table:table-cell table:style-name="ce12" office:value-type="string" calcext:value-type="string">
            <text:p>{  "code": 200,  "data": [],  "status": "Success"}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lete all activity</text:p>
          </table:table-cell>
          <table:table-cell office:value-type="string" calcext:value-type="string">
            <text:p>activity/delete</text:p>
          </table:table-cell>
          <table:table-cell office:value-type="string" calcext:value-type="string">
            <text:p>GET</text:p>
          </table:table-cell>
          <table:table-cell/>
          <table:table-cell table:style-name="ce12" office:value-type="string" calcext:value-type="string">
            <text:p>{  "code": 200,  "data": [],  "status": "Success"}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4:43:48.0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8-30T14:52:18.175000000</dc:date>
    <meta:editing-duration>PT8H35M26S</meta:editing-duration>
    <meta:editing-cycles>41</meta:editing-cycles>
    <meta:generator>LibreOffice/6.4.3.2$Windows_X86_64 LibreOffice_project/747b5d0ebf89f41c860ec2a39efd7cb15b54f2d8</meta:generator>
    <meta:document-statistic meta:table-count="1" meta:cell-count="208" meta:object-count="0"/>
  </office:meta>
</office:document-meta>
</file>